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outline1">
      <style:graphic-properties fo:min-height="11.929cm"/>
    </style:style>
    <style:style style:name="pr3" style:family="presentation" style:parent-style-name="Predeterminado-notes">
      <style:graphic-properties draw:fill-color="#ffffff" fo:min-height="13.364cm"/>
    </style:style>
    <style:style style:name="pr4" style:family="presentation" style:parent-style-name="Predeterminado-title">
      <style:graphic-properties fo:min-height="3.625cm"/>
    </style:style>
    <style:style style:name="pr5" style:family="presentation" style:parent-style-name="Predeterminado-subtitle">
      <style:graphic-properties draw:fill-color="#ffffff" fo:min-height="12.179cm"/>
    </style:style>
    <style:style style:name="P1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draw:frame presentation:style-name="pr1" draw:layer="layout" svg:width="25.199cm" svg:height="3.506cm" svg:x="1.4cm" svg:y="0.837cm" presentation:class="title">
          <draw:text-box>
            <text:p>¿Qué se pretende?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OpenStack + Directorio Activo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draw:frame presentation:style-name="pr1" draw:layer="layout" svg:width="25.199cm" svg:height="3.506cm" svg:x="1.4cm" svg:y="0.837cm" presentation:class="title">
          <draw:text-box>
            <text:p>Conceptos ¿Qué es OpenStack?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ube privada, hibrida, public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>
            <draw:text-box>
              <text:p>Historia OS:</text:p>
              <text:p><text:s text:c="2"/>Creado en 2010 de la mano de RackSpace &amp; NASA</text:p>
              <text:p><text:s text:c="2"/>Respuesta OpenSource a AWS</text:p>
              <text:p><text:s text:c="2"/>Otras Opciones en el marcado que por diversas razones no terminaban de cuajar</text:p>
              <text:p><text:s text:c="2"/>Gran apoyo de la industria</text:p>
              <text:p><text:s text:c="2"/>Gran acogida por parte de las compañías y organizaciones</text:p>
              <text:p><text:s/>Proyecto en gran expansión</text:p>
            </draw:text-box>
          </draw:frame>
        </presentation:notes>
      </draw:page>
      <draw:page draw:name="page3" draw:style-name="dp1" draw:master-page-name="Predeterminado" presentation:presentation-page-layout-name="AL1T1">
        <draw:frame presentation:style-name="pr1" draw:layer="layout" svg:width="25.199cm" svg:height="3.506cm" svg:x="1.4cm" svg:y="0.837cm" presentation:class="title">
          <draw:text-box>
            <text:p>Conceptos Componentes O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iseño modular</text:p>
              </text:list-item>
              <text:list-item>
                <text:p>Cada uno de los proyectos una función concreta</text:p>
              </text:list-item>
              <text:list-item>
                <text:p>Con cada lanzamineto nuevos proyectos</text:p>
              </text:list-item>
              <text:list-item>
                <text:p>Incubadora de proyecto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draw:frame presentation:style-name="pr4" draw:layer="layout" svg:width="25.199cm" svg:height="3.625cm" svg:x="1.4cm" svg:y="0.778cm" presentation:class="title" presentation:user-transformed="true">
          <draw:text-box>
            <text:p>Conceptos Directorio Activo Window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Implementación LDAP</text:p>
              </text:list-item>
              <text:list-item>
                <text:p>Usuarios</text:p>
              </text:list-item>
              <text:list-item>
                <text:p>Grupos...</text:p>
              </text:list-item>
              <text:list-item>
                <text:p>Uso muy extendido</text:p>
              </text:list-item>
              <text:list-item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Virtualización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¿Qué es? Como funciona?</text:p>
              </text:list-item>
              <text:list-item>
                <text:p>Histori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draw:frame presentation:style-name="pr4" draw:layer="layout" svg:width="25.199cm" svg:height="3.625cm" svg:x="1.4cm" svg:y="0.778cm" presentation:class="title" presentation:user-transformed="true">
          <draw:text-box>
            <text:p>Conceptos Autenticación en OpenStack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Keystone: Módulo de identidad de OS</text:p>
              </text:list-item>
              <text:list-item>
                <text:p>Terna de valores</text:p>
              </text:list-item>
              <text:list-item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2 escenario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scenario 1</text:p>
              </text:list-item>
              <text:list-item>
                <text:p>Escenario 2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0">
        <draw:frame presentation:style-name="pr1" draw:layer="layout" svg:width="25.199cm" svg:height="3.506cm" svg:x="1.4cm" svg:y="0.837cm" presentation:class="title" presentation:user-transformed="true">
          <draw:text-box>
            <text:p>Arquitectura del proyecto</text:p>
          </draw:text-box>
        </draw:frame>
        <draw:frame presentation:style-name="pr5" draw:layer="layout" svg:width="25.199cm" svg:height="12.179cm" svg:x="1.4cm" svg:y="4.914cm" presentation:class="subtitle" presentation:user-transformed="true">
          <draw:text-box>
            <text:p>Foto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draw:frame presentation:style-name="pr1" draw:layer="layout" svg:width="25.199cm" svg:height="3.506cm" svg:x="1.4cm" svg:y="0.837cm" presentation:class="title">
          <draw:text-box>
            <text:p>Ampliaciones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draw:frame presentation:style-name="pr1" draw:layer="layout" svg:width="25.199cm" svg:height="3.506cm" svg:x="1.4cm" svg:y="0.837cm" presentation:class="title">
          <draw:text-box>
            <text:p>Demo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Creacion de usuarios</text:p>
              </text:list-item>
              <text:list-item>
                <text:p>Distintos privilegio por usuario</text:p>
                <text:list>
                  <text:list-item>
                    <text:p>Admin → Penel admin</text:p>
                  </text:list-item>
                  <text:list-item>
                    <text:p>Memb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s" fo:country="E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iel Fernandez Rodriguez</meta:initial-creator>
    <meta:creation-date>2015-06-09T21:27:57.656127689</meta:creation-date>
    <dc:date>2015-06-13T17:14:12.825794710</dc:date>
    <dc:creator>Daniel Fernandez Rodriguez</dc:creator>
    <meta:editing-duration>PT12M21S</meta:editing-duration>
    <meta:editing-cycles>7</meta:editing-cycles>
    <meta:generator>LibreOffice/4.3.7.2$Linux_X86_64 LibreOffice_project/430m0$Build-2</meta:generator>
    <meta:document-statistic meta:object-count="61"/>
  </office:meta>
</office:document-meta>
</file>